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2c271" officeooo:paragraph-rsid="0012c271"/>
    </style:style>
    <style:style style:name="P2" style:family="paragraph" style:parent-style-name="Standard">
      <style:paragraph-properties fo:line-height="0.891cm" fo:text-align="center" style:justify-single-word="false"/>
      <style:text-properties fo:font-size="12pt" officeooo:rsid="0012c271" officeooo:paragraph-rsid="0012c271" style:font-size-asian="12pt" style:font-size-complex="12pt"/>
    </style:style>
    <style:style style:name="P3" style:family="paragraph" style:parent-style-name="Standard">
      <style:paragraph-properties fo:line-height="0.891cm" fo:text-align="center" style:justify-single-word="false"/>
      <style:text-properties fo:font-size="12pt" officeooo:rsid="0014ee32" officeooo:paragraph-rsid="0014ee32" style:font-size-asian="12pt" style:font-size-complex="12pt"/>
    </style:style>
    <style:style style:name="P4" style:family="paragraph" style:parent-style-name="Standard">
      <style:paragraph-properties fo:line-height="0.891cm" fo:text-align="start" style:justify-single-word="false"/>
      <style:text-properties fo:font-size="12pt" officeooo:rsid="0014ee32" officeooo:paragraph-rsid="001a7912" style:font-size-asian="12pt" style:font-size-complex="12pt"/>
    </style:style>
    <style:style style:name="P5" style:family="paragraph" style:parent-style-name="Standard">
      <style:paragraph-properties fo:line-height="0.891cm" fo:text-align="start" style:justify-single-word="false"/>
      <style:text-properties fo:font-size="12pt" officeooo:rsid="0015d91b" officeooo:paragraph-rsid="002c21c3" style:font-size-asian="12pt" style:font-size-complex="12pt"/>
    </style:style>
    <style:style style:name="P6" style:family="paragraph" style:parent-style-name="Standard">
      <style:paragraph-properties fo:line-height="0.891cm" fo:text-align="start" style:justify-single-word="false"/>
      <style:text-properties fo:font-size="12pt" officeooo:rsid="0015d91b" officeooo:paragraph-rsid="002020f4" style:font-size-asian="12pt" style:font-size-complex="12pt"/>
    </style:style>
    <style:style style:name="P7" style:family="paragraph" style:parent-style-name="Standard">
      <style:paragraph-properties fo:line-height="0.891cm" fo:text-align="start" style:justify-single-word="false"/>
      <style:text-properties fo:font-size="12pt" officeooo:rsid="0015d91b" officeooo:paragraph-rsid="001b9a2e" style:font-size-asian="12pt" style:font-size-complex="12pt"/>
    </style:style>
    <style:style style:name="P8" style:family="paragraph" style:parent-style-name="Standard">
      <style:paragraph-properties fo:line-height="0.891cm" fo:text-align="start" style:justify-single-word="false"/>
      <style:text-properties fo:font-size="12pt" officeooo:rsid="0015d91b" officeooo:paragraph-rsid="00239cab" style:font-size-asian="12pt" style:font-size-complex="12pt"/>
    </style:style>
    <style:style style:name="P9" style:family="paragraph" style:parent-style-name="Standard">
      <style:paragraph-properties fo:line-height="0.891cm" fo:text-align="start" style:justify-single-word="false"/>
      <style:text-properties fo:font-size="12pt" officeooo:rsid="0015d91b" officeooo:paragraph-rsid="0015d91b" style:font-size-asian="12pt" style:font-size-complex="12pt"/>
    </style:style>
    <style:style style:name="P10" style:family="paragraph" style:parent-style-name="Standard">
      <style:paragraph-properties fo:line-height="0.891cm" fo:text-align="start" style:justify-single-word="false"/>
      <style:text-properties fo:font-size="12pt" officeooo:rsid="00246985" officeooo:paragraph-rsid="00258dad" style:font-size-asian="12pt" style:font-size-complex="12pt"/>
    </style:style>
    <style:style style:name="P11" style:family="paragraph" style:parent-style-name="Standard">
      <style:paragraph-properties fo:line-height="0.891cm" fo:text-align="start" style:justify-single-word="false"/>
      <style:text-properties fo:font-size="12pt" officeooo:rsid="00258dad" officeooo:paragraph-rsid="002c21c3" style:font-size-asian="12pt" style:font-size-complex="12pt"/>
    </style:style>
    <style:style style:name="P12" style:family="paragraph" style:parent-style-name="Standard">
      <style:paragraph-properties fo:line-height="0.891cm" fo:text-align="start" style:justify-single-word="false"/>
      <style:text-properties fo:font-size="12pt" officeooo:rsid="002702f5" officeooo:paragraph-rsid="002c21c3" style:font-size-asian="12pt" style:font-size-complex="12pt"/>
    </style:style>
    <style:style style:name="P13" style:family="paragraph" style:parent-style-name="Standard">
      <style:paragraph-properties fo:line-height="0.891cm" fo:text-align="start" style:justify-single-word="false"/>
      <style:text-properties fo:font-size="12pt" officeooo:rsid="0028784b" officeooo:paragraph-rsid="0028784b" style:font-size-asian="12pt" style:font-size-complex="12pt"/>
    </style:style>
    <style:style style:name="P14" style:family="paragraph" style:parent-style-name="Standard">
      <style:paragraph-properties fo:line-height="0.891cm" fo:text-align="start" style:justify-single-word="false"/>
      <style:text-properties fo:font-size="12pt" officeooo:rsid="0028784b" officeooo:paragraph-rsid="00298a45" style:font-size-asian="12pt" style:font-size-complex="12pt"/>
    </style:style>
    <style:style style:name="P15" style:family="paragraph" style:parent-style-name="Standard">
      <style:paragraph-properties fo:line-height="0.891cm" fo:text-align="start" style:justify-single-word="false"/>
      <style:text-properties fo:font-size="12pt" officeooo:rsid="0028784b" officeooo:paragraph-rsid="002c21c3" style:font-size-asian="12pt" style:font-size-complex="12pt"/>
    </style:style>
    <style:style style:name="P16" style:family="paragraph" style:parent-style-name="Standard">
      <style:paragraph-properties fo:line-height="0.891cm" fo:text-align="center" style:justify-single-word="false"/>
      <style:text-properties fo:font-size="12pt" officeooo:paragraph-rsid="0012c271" style:font-size-asian="12pt" style:font-size-complex="12pt"/>
    </style:style>
    <style:style style:name="P17" style:family="paragraph" style:parent-style-name="Standard">
      <style:paragraph-properties fo:line-height="0.891cm"/>
      <style:text-properties fo:font-size="12pt" officeooo:paragraph-rsid="001a7912" style:font-size-asian="12pt" style:font-size-complex="12pt"/>
    </style:style>
    <style:style style:name="T1" style:family="text">
      <style:text-properties officeooo:rsid="0012c271"/>
    </style:style>
    <style:style style:name="T2" style:family="text">
      <style:text-properties officeooo:rsid="00132b4f"/>
    </style:style>
    <style:style style:name="T3" style:family="text">
      <style:text-properties officeooo:rsid="00138356"/>
    </style:style>
    <style:style style:name="T4" style:family="text">
      <style:text-properties officeooo:rsid="0013f609"/>
    </style:style>
    <style:style style:name="T5" style:family="text">
      <style:text-properties officeooo:rsid="0014ee32"/>
    </style:style>
    <style:style style:name="T6" style:family="text">
      <style:text-properties officeooo:rsid="0015d234"/>
    </style:style>
    <style:style style:name="T7" style:family="text">
      <style:text-properties officeooo:rsid="0015d91b"/>
    </style:style>
    <style:style style:name="T8" style:family="text">
      <style:text-properties officeooo:rsid="0017bbeb"/>
    </style:style>
    <style:style style:name="T9" style:family="text">
      <style:text-properties officeooo:rsid="0018b7fb"/>
    </style:style>
    <style:style style:name="T10" style:family="text">
      <style:text-properties fo:font-style="italic" style:font-style-asian="italic" style:font-style-complex="italic"/>
    </style:style>
    <style:style style:name="T11" style:family="text">
      <style:text-properties fo:font-style="italic" officeooo:rsid="0018b7fb" style:font-style-asian="italic" style:font-style-complex="italic"/>
    </style:style>
    <style:style style:name="T12" style:family="text">
      <style:text-properties fo:font-style="italic" officeooo:rsid="001b9a2e" style:font-style-asian="italic" style:font-style-complex="italic"/>
    </style:style>
    <style:style style:name="T13" style:family="text">
      <style:text-properties fo:font-style="italic" officeooo:rsid="001dff11"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8b7fb" style:font-style-asian="normal" style:font-style-complex="normal"/>
    </style:style>
    <style:style style:name="T16" style:family="text">
      <style:text-properties fo:font-style="normal" officeooo:rsid="001a7912" style:font-style-asian="normal" style:font-style-complex="normal"/>
    </style:style>
    <style:style style:name="T17" style:family="text">
      <style:text-properties fo:font-style="normal" officeooo:rsid="001b9a2e" style:font-style-asian="normal" style:font-style-complex="normal"/>
    </style:style>
    <style:style style:name="T18" style:family="text">
      <style:text-properties fo:font-style="normal" officeooo:rsid="001d5e00" style:font-style-asian="normal" style:font-style-complex="normal"/>
    </style:style>
    <style:style style:name="T19" style:family="text">
      <style:text-properties fo:font-style="normal" officeooo:rsid="001dff11" style:font-style-asian="normal" style:font-style-complex="normal"/>
    </style:style>
    <style:style style:name="T20" style:family="text">
      <style:text-properties fo:font-style="normal" officeooo:rsid="001faf97" style:font-style-asian="normal" style:font-style-complex="normal"/>
    </style:style>
    <style:style style:name="T21" style:family="text">
      <style:text-properties fo:font-style="normal" officeooo:rsid="002020f4" style:font-style-asian="normal" style:font-style-complex="normal"/>
    </style:style>
    <style:style style:name="T22" style:family="text">
      <style:text-properties fo:font-style="normal" officeooo:rsid="0020c8c4" style:font-style-asian="normal" style:font-style-complex="normal"/>
    </style:style>
    <style:style style:name="T23" style:family="text">
      <style:text-properties fo:font-style="normal" officeooo:rsid="00212cdf" style:font-style-asian="normal" style:font-style-complex="normal"/>
    </style:style>
    <style:style style:name="T24" style:family="text">
      <style:text-properties fo:font-style="normal" officeooo:rsid="00222135" style:font-style-asian="normal" style:font-style-complex="normal"/>
    </style:style>
    <style:style style:name="T25" style:family="text">
      <style:text-properties fo:font-style="normal" officeooo:rsid="00239cab" style:font-style-asian="normal" style:font-style-complex="normal"/>
    </style:style>
    <style:style style:name="T26" style:family="text">
      <style:text-properties fo:font-style="normal" officeooo:rsid="00246985" style:font-style-asian="normal" style:font-style-complex="normal"/>
    </style:style>
    <style:style style:name="T27" style:family="text">
      <style:text-properties fo:font-style="normal" officeooo:rsid="00258dad" style:font-style-asian="normal" style:font-style-complex="normal"/>
    </style:style>
    <style:style style:name="T28" style:family="text">
      <style:text-properties fo:font-style="normal" officeooo:rsid="00263264" style:font-style-asian="normal" style:font-style-complex="normal"/>
    </style:style>
    <style:style style:name="T29" style:family="text">
      <style:text-properties officeooo:rsid="002020f4"/>
    </style:style>
    <style:style style:name="T30" style:family="text">
      <style:text-properties officeooo:rsid="00212cdf"/>
    </style:style>
    <style:style style:name="T31" style:family="text">
      <style:text-properties officeooo:rsid="0028784b"/>
    </style:style>
    <style:style style:name="T32" style:family="text">
      <style:text-properties officeooo:rsid="00291bdd"/>
    </style:style>
    <style:style style:name="T33" style:family="text">
      <style:text-properties officeooo:rsid="00298a45"/>
    </style:style>
    <style:style style:name="T34" style:family="text">
      <style:text-properties officeooo:rsid="002c21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S de français/philo n°1</text:p>
      <text:p text:style-name="P16"><text:span text:style-name="T1">1. résumé</text:span></text:p>
      <text:p text:style-name="P17">Un individu est toujours en compétition <text:span text:style-name="T4">avec</text:span> les autres, il v<text:span text:style-name="T4">a donc, pour satisfaire son orgueil,</text:span></text:p>
      <text:p text:style-name="P17"><text:span text:style-name="T4">chercher</text:span> à se distinguer. <text:span text:style-name="T1">Cet </text:span><text:span text:style-name="T5">objectif</text:span><text:span text:style-name="T1"> est un composant essentiel de l’individu. Sans </text:span><text:span text:style-name="T5">lui</text:span><text:span text:style-name="T1">, il n’aurait plus d’individualité et risquerait donc de perdre son identité, </text:span><text:span text:style-name="T2">bien que cela semble être d’origine </text:span></text:p>
      <text:p text:style-name="P17"><text:span text:style-name="T2">sociale.</text:span><text:span text:style-name="T3"> </text:span><text:span text:style-name="T5">Il</text:span><text:span text:style-name="T3"> apparaîtrait tardivement dans les sociétés urbanisées et industrialisées. Les individus ne choisissent pas de le suivre, il leur est profondément inculqué par la société. </text:span><text:span text:style-name="T5">Ils considère cette idée centrale de leur éducation comme naturelle</text:span><text:span text:style-name="T3">. </text:span><text:span text:style-name="T4">Elle lui permet de jouir des nombreuses libertés </text:span></text:p>
      <text:p text:style-name="P17"><text:span text:style-name="T4">présentent dans une société moderne. </text:span><text:span text:style-name="T5">[108 mots]</text:span></text:p>
      <text:p text:style-name="P3">2. Dissertation</text:p>
      <text:p text:style-name="P4"><text:tab/>Dans les sociétés occidentales modernes, la liberté est souvent vue comme équivalente au bonheur. <text:span text:style-name="T6">Norbert ELIAS semble ici confirmer cette idée tout en la nuançant : la liberté permettrait d’atteindre le bonheur mais elle ne le garantirait pas. En effet, nous pouvons dire que la liberté nous permet d’agir selon nos propres choix conscients, </text:span><text:span text:style-name="T7">donc de nous distinguer des autres. Cela nous </text:span></text:p>
      <text:p text:style-name="P4"><text:span text:style-name="T7">permettrait donc selon l’auteur de nous rapprocher de notre accomplissement en tant qu’individu, ce qui nous procurerait de la satisfaction et qui nous mènerait donc finalement au bonheur. </text:span></text:p>
      <text:p text:style-name="P5"><text:tab/>Nous voyons donc ici que cette idée rentre parfaitement en résonance avec l<text:span text:style-name="T8">a pensée</text:span> </text:p>
      <text:p text:style-name="P5">actuelle, il serait donc tentant de complètement y adhérer. Cependant, <text:span text:style-name="T8">nous notons l’emploi de la notion d’idéal. Il est donc important de nous demander si cette recherche d’individualité constitue réellement un but à atteindre dans l’absolu.</text:span></text:p>
      <text:p text:style-name="P5"><text:span text:style-name="T8"><text:tab/>À travers ce devoir nous allons d’abord voir dans quelle mesure nous pouvons soutenir la thèse de Norbert ELIAS, puis nous verrons les nuances à y apporter à la lumière des œuvres </text:span></text:p>
      <text:p text:style-name="P5"><text:span text:style-name="T8">étudiées, avant de conclure.</text:span></text:p>
      <text:p text:style-name="P5"><text:span text:style-name="T29"><text:tab/></text:span></text:p>
      <text:p text:style-name="P5"/>
      <text:p text:style-name="P5"><text:span text:style-name="T29"><text:tab/>Une société de clones identiques étant clairement une dystopie, nous pouvons donc, par </text:span></text:p>
      <text:p text:style-name="P6"><text:soft-page-break/><text:span text:style-name="T29">opposition, penser qu’il faudrait élever l’individualisation au rang d’idéal ; </text:span><text:span text:style-name="T30">ce qui</text:span><text:span text:style-name="T29"> vient soutenir l’idée de l’auteur. <text:s/></text:span><text:span text:style-name="T30">Avec autant d’élément allant dans ce sens, il serait absurde de penser qu’elle ne dépeint donc pas une certaine vérité.</text:span></text:p>
      <text:p text:style-name="P5"><text:span text:style-name="T16">N</text:span><text:span text:style-name="T18">ous pouvons </text:span><text:span text:style-name="T22">en effet </text:span><text:span text:style-name="T18">dire que nous aurions une tendance naturelle à nous individualiser. </text:span><text:span text:style-name="T19">Dans son « </text:span><text:span text:style-name="T13">Traité Théologico-politique </text:span><text:span text:style-name="T19">», Spinoza explique que pour que des individus à l’état de nature forment une société, il faut qu’ils acceptent un contrat commun, ce dernier </text:span><text:span text:style-name="T23">étant souvent</text:span><text:span text:style-name="T19"> tacite. Même s’ils y consentent volontairement, ils doivent donc en respecter les contraintes et n’</text:span><text:span text:style-name="T23">agissent donc plus uniquement en fonction de leurs propres choix </text:span><text:span text:style-name="T24">conscients</text:span><text:span text:style-name="T19">. </text:span><text:span text:style-name="T24">Ils perdent donc de leur </text:span></text:p>
      <text:p text:style-name="P5"><text:span text:style-name="T24">individualité, bien qu’ici on ne considère pas cela comme positif ou négatif, l’intérêt principal de cette conclusion étant qu’il faut une contrainte pour que l’individu accepte de renoncer à son </text:span></text:p>
      <text:p text:style-name="P5"><text:span text:style-name="T24">individualité.</text:span><text:span text:style-name="T19"> La nécessité de ce contrat montre donc qu’un individu cherche naturellement à </text:span></text:p>
      <text:p text:style-name="P5"><text:span text:style-name="T19">assouvir ses désirs propres, ce qui entraîne presque automatiquement </text:span><text:span text:style-name="T20">une particularisation de </text:span></text:p>
      <text:p text:style-name="P5"><text:span text:style-name="T20">l’individu. Donc l’individualisation serait un processus naturel, et chercher à s’individualiser serait </text:span><text:span text:style-name="T21">ainsi</text:span><text:span text:style-name="T20"> la satisfaction d’un besoin </text:span><text:span text:style-name="T21">primaire au même titre que la faim ou la soif, </text:span><text:span text:style-name="T23">et l’idéal d’un </text:span></text:p>
      <text:p text:style-name="P5"><text:span text:style-name="T23">individu parfaitement défini qui se détache des autres correspondrait à l’idéal d’une personne repue.</text:span></text:p>
      <text:p text:style-name="P5"><text:span text:style-name="T9">Nous pouvons </text:span><text:span text:style-name="T29">également </text:span><text:span text:style-name="T9">noter que des individus appartenant à des sociétés trop restrictives vont chercher à s’émanciper. Ils vont ainsi s’individualiser par rapport aux autres dans la recherche de leur satisfaction personnelle. Nous pouvons en effet voir que le personnage d’Archer dans </text:span></text:p>
      <text:p text:style-name="P5"><text:span text:style-name="T9">« </text:span><text:span text:style-name="T11">Le temps de l’innocence </text:span><text:span text:style-name="T15">» tente tout au long du roman d’échapper aux codes sociaux strictes et à la monotonie de la société New-Yorkaise, </text:span><text:span text:style-name="T16">justement car il refuse une vie dictée pour lui par la </text:span></text:p>
      <text:p text:style-name="P5"><text:span text:style-name="T16">société où il ne peux pas exprimer ses propres désirs et ses propres idées, c’est à dire son </text:span></text:p>
      <text:p text:style-name="P5"><text:span text:style-name="T16">individualité. </text:span><text:span text:style-name="T23">Cette expression de lui-même est donc pour lui un but qu’il cherche absolument à </text:span></text:p>
      <text:p text:style-name="P5"><text:span text:style-name="T23">atteindre, rejoignant cette idée d’idéal.</text:span></text:p>
      <text:p text:style-name="P7"><text:span text:style-name="T21">De même, l</text:span><text:span text:style-name="T16">es êtres s’individualisent</text:span><text:span text:style-name="T21"> </text:span><text:span text:style-name="T16">si </text:span><text:span text:style-name="T17">ils refusent des règles sociales en opposition stricte avec leurs désirs propres. Cela est illustré dans « </text:span><text:span text:style-name="T12">Les Suppliantes </text:span><text:span text:style-name="T17">», où les Danaïdes s’opposent au </text:span></text:p>
      <text:p text:style-name="P5"><text:span text:style-name="T17">mariage imposé par la société et deviennent ainsi les héroïnes de cette pièce, </text:span><text:span text:style-name="T18">ce qui nous montre que dès l’antiquité l’individualisation était, dans une certaine mesure, vue de manière méliorative (</text:span><text:span text:style-name="T17">bien </text:span><text:soft-page-break/><text:span text:style-name="T17">qu’elles se fassent punir dans la suite de l’œuvre complète, </text:span><text:span text:style-name="T18">cette irrégularité </text:span><text:span text:style-name="T24">semble</text:span><text:span text:style-name="T18"> plus liée aux balbutiements des morales non-manichéennes qu’à une identification floue du protagoniste). </text:span><text:span text:style-name="T24">De plus, à travers l’histoire on voit des récits </text:span><text:span text:style-name="T25">de héros</text:span><text:span text:style-name="T24"> portant sur un individu précisément car il se </text:span></text:p>
      <text:p text:style-name="P5"><text:span text:style-name="T24">démarquait fortement des autres</text:span><text:span text:style-name="T18">, </text:span><text:span text:style-name="T25">ce qui montre qu’il a toujours existé des sociétés valorisant </text:span></text:p>
      <text:p text:style-name="P5"><text:span text:style-name="T25">l’individualisation. On a donc bien ici d’une part le fait que l’individualisation serait dans une </text:span></text:p>
      <text:p text:style-name="P5"><text:span text:style-name="T25">certaine mesure naturelle, et d’autre part le fait qu’elle ait souvent été encouragée dans les sociétés </text:span></text:p>
      <text:p text:style-name="P5"><text:span text:style-name="T25">humaines. </text:span></text:p>
      <text:p text:style-name="P8"><text:span text:style-name="T25"/></text:p>
      <text:p text:style-name="P8"><text:span text:style-name="T25"><text:tab/></text:span><text:span text:style-name="T26">Bien que cette idée de Norbert ELIAS semble convaincante, il est nécessaire de la nuancer. En effet, nous pouvons citer beaucoup d’arguments et d’exemples pour la soutenir, mais en existe d’autres qui suggèrent que ce ne serait pas une vérité absolue.</text:span></text:p>
      <text:p text:style-name="P10"><text:span text:style-name="T14">Nous avions considéré que les Danaïdes s’étaient opposées à leur société en refusant le mariage, mais il est également possible qu’elles soient en opposition avec la société à laquelle appartiennent <text:s/>les fils d’Égyptos non pas parce qu’elles la rejettent, mais simplement car elles n’en font pas partie. Nous pouvons effectivement penser </text:span><text:span text:style-name="T27">que les Danaïdes forment une société en tant que fidèles de Zeus qui s’oppose à celle des fils </text:span><text:span text:style-name="T14">d’Égyptos </text:span><text:span text:style-name="T27">constituée des fidèles d’Arès. Elles ne chercheraient donc pas à s’individualiser, mais à appartenir à une société, ce qui viendrait contredire le fait que l’individualisation est un idéal que tout le monde cherche à atteindre.</text:span></text:p>
      <text:p text:style-name="P11"><text:span text:style-name="T14">Nous observons également dans « </text:span><text:span text:style-name="T10">Les Sept contre Thèbes </text:span><text:span text:style-name="T14">» que les guerriers ennemis sont vus de manière péjorative, précisément ils sont vus comme arrogants, car il exhibent leurs valeurs </text:span></text:p>
      <text:p text:style-name="P11"><text:span text:style-name="T14">guerrières, ce qui les individualise, tandis que les guerriers défenseurs sont vu de manière </text:span></text:p>
      <text:p text:style-name="P11"><text:span text:style-name="T14">méliorative car il ne sont vu qu’à travers leur apport à la société et non à travers leurs qualités propres. Cela nous montre donc que l’individualisation passée un certain point était </text:span><text:span text:style-name="T28">fortement </text:span></text:p>
      <text:p text:style-name="P11"><text:span text:style-name="T14">rejetée </text:span><text:span text:style-name="T28">si l’on en croit l’insistance avec laquelle les boucliers des guerriers sont décrits</text:span><text:span text:style-name="T14">. Un individu qui se distingue totalement des autres </text:span><text:span text:style-name="T28">était donc complètement rejeté, ce n’était pas un idéal à </text:span></text:p>
      <text:p text:style-name="P11"><text:span text:style-name="T28">atteindre mais plutôt un problème à éviter.</text:span></text:p>
      <text:p text:style-name="P12"><text:soft-page-break/>Cette individualisation peut également être nocive pour l’individu lui-même. Cela se voit à travers le personnage d’Archers qui souffre de son désir d’individualisation. Il n’est pas complètement </text:p>
      <text:p text:style-name="P12">malheureux dans la société New-Yorkaise, et il lui doit toute son éducation. Bien qu’en sortir pourrait lui être bénéfique dans une certaine mesure, il renoncerait à une société à laquelle il doit tout et qui lui garantit un statut social et une vie paisible. L’existence de cette opposition qui vient partiellement invalider l’idée de Norbert ELIAS <text:span text:style-name="T31">est d’ailleurs précisément le sujet principal du roman. </text:span></text:p>
      <text:p text:style-name="P13">Ces effets néfastes s’observent d’ailleurs sur la comtesse Olenska. Elle s’est affirmée à travers ses propres choix, elle est donc individualisée, <text:span text:style-name="T32">or </text:span>nous voyons bien qu’elle <text:span text:style-name="T32">en souffre</text:span>. En s’affirmant <text:span text:style-name="T32">en tant qu’individu distinct de la communauté, Olenska s’est donc opposée à elle. Elle se fait donc rejeter par la communauté New-Yorkaise, or elle aimerait en faire partie. Elle regrette donc de s’être trop individualisée, or cela est censé être un idéal. Nous voyons donc bien ici que cette citation n’est pas complètement exacte.</text:span></text:p>
      <text:p text:style-name="P13"/>
      <text:p text:style-name="P14"><text:tab/><text:span text:style-name="T33">Nous pouvons donc dire dans un premier temps que la recherche de cette distinction avec les autres peut être bénéfique à l’individu. Elle permet de mieux le définir et de lui faire profiter de tous les avantages donnés par les sociétés moderne. Cependant, appeler cette recherche un idéal nous place face à tous les problèmes récurrents lorsque l’on essaye de formuler une idée dans l’absolu : il faut négliger des détails qui font qu’elle ne fonctionne pas dans la réalité ou il existe un cas </text:span></text:p>
      <text:p text:style-name="P15"><text:span text:style-name="T33">particulier qui crée un contre exemple. Norbert ELIAS répond à ce problème dans la suite de son texte en écrivant que cet idéal est d’origine sociale et non naturelle. Cela répond donc aux </text:span></text:p>
      <text:p text:style-name="P15"><text:span text:style-name="T33">problématique posées par cette idée car le degré d’individualisation considéré comme idéal peut </text:span></text:p>
      <text:p text:style-name="P15"><text:span text:style-name="T33">varier d’une société à l’autre. </text:span><text:span text:style-name="T34">Cependant, nous pouvons nous demander si cet idéal sociétal n’est pas une formalisation d’un instinct naturel nous poussant à nous distinguer des autres pour les </text:span></text:p>
      <text:p text:style-name="P15"><text:span text:style-name="T34">surpasser et ainsi assurer une plus grande descendance.</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2c271" officeooo:paragraph-rsid="0012c2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 MP2I</text:p>
        <text:p text:style-name="MP1">Corenti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1-23T12:37:46.881000000</dc:date>
    <meta:editing-duration>PT33M26S</meta:editing-duration>
    <meta:editing-cycles>7</meta:editing-cycles>
    <meta:generator>LibreOffice/7.1.0.3$Windows_X86_64 LibreOffice_project/f6099ecf3d29644b5008cc8f48f42f4a40986e4c</meta:generator>
    <meta:document-statistic meta:table-count="0" meta:image-count="0" meta:object-count="0" meta:page-count="4" meta:paragraph-count="50" meta:word-count="1383" meta:character-count="8856" meta:non-whitespace-character-count="7481"/>
  </office:meta>
</office:document-meta>
</file>